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4dc83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4dc83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T1" style:family="text">
      <style:text-properties officeooo:rsid="0004dc83"/>
    </style:style>
    <style:style style:name="T2" style:family="text">
      <style:text-properties officeooo:rsid="000a3eb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Los Sistemas que son capaces de explicar cómo se obtiene la solución de un</text:p>
      <text:p text:style-name="Standard">problema son los:</text:p>
      <text:list xml:id="list3447396925" text:style-name="L1">
        <text:list-item>
          <text:p text:style-name="P6">Sistema de información gerencial</text:p>
        </text:list-item>
        <text:list-item>
          <text:p text:style-name="P6">Sistema de soporte a la decisión</text:p>
        </text:list-item>
        <text:list-item>
          <text:p text:style-name="P3">Sistemas Expertos</text:p>
        </text:list-item>
        <text:list-item>
          <text:p text:style-name="P6">Sistemas de procesamiento de transacciones</text:p>
        </text:list-item>
      </text:list>
      <text:p text:style-name="Standard"/>
      <text:p text:style-name="Standard">2) ¿En qué nivel gerencial se presenta la información con mayor nivel de detalle?</text:p>
      <text:p text:style-name="Standard">a. Control gerencial</text:p>
      <text:p text:style-name="Standard">b. Control de calidad</text:p>
      <text:p text:style-name="P1">c. Control operativo</text:p>
      <text:p text:style-name="Standard">d. Planificación estratégica</text:p>
      <text:p text:style-name="Standard"/>
      <text:p text:style-name="Standard">3) El soporte SAP es:</text:p>
      <text:p text:style-name="Standard">a. Un sistema gestor de bases de datos</text:p>
      <text:p text:style-name="P1">b. Un sistema de información empresarial</text:p>
      <text:p text:style-name="Standard">c. Un sistema de administración de procesos</text:p>
      <text:p text:style-name="Standard">d. Un sistema de gestión de clientes.</text:p>
      <text:p text:style-name="Standard"/>
      <text:p text:style-name="Standard">4) Los componentes de un sistema de información son:</text:p>
      <text:p text:style-name="Standard">a. Hardware, software y usuarios</text:p>
      <text:p text:style-name="Standard">b. Sistema gestor de base de datos y usuarios</text:p>
      <text:p text:style-name="Standard">c. Hardware, datos y usuarios</text:p>
      <text:p text:style-name="P1">d. Ninguna de las anteriores</text:p>
      <text:p text:style-name="Standard"/>
      <text:p text:style-name="Standard">5) Las pruebas que se realizan desde el punto de vista del usuario final en el seno de</text:p>
      <text:p text:style-name="Standard">la organización encargada del desarrollo del sistema de información son:</text:p>
      <text:p text:style-name="P1">a. Las pruebas alfa</text:p>
      <text:p text:style-name="Standard">b. Las pruebas beta</text:p>
      <text:p text:style-name="Standard">c. Los test de aceptación</text:p>
      <text:p text:style-name="Standard">d. Las pruebas de integración</text:p>
      <text:p text:style-name="Standard"/>
      <text:p text:style-name="Standard">6) Durante el diseño de base de datos, el diseño lógico produce:</text:p>
      <text:p text:style-name="Standard">a. Una descripción del esquema de la base de datos utilizando un modelo de datos</text:p>
      <text:p text:style-name="Standard">conceptual.</text:p>
      <text:p text:style-name="Standard">b. Una descripción de la base de datos a nivel interno</text:p>
      <text:p text:style-name="P5">c. Siempre produce un conjunto de tablas</text:p>
      <text:p text:style-name="P1">d. Una descripción de la base de datos con un modelo de datos implementable</text:p>
      <text:p text:style-name="Standard"/>
      <text:p text:style-name="Standard">7) La implementación de la arquitectura por niveles de sistemas de información</text:p>
      <text:p text:style-name="Standard">mediante estándares abiertos en la web:</text:p>
      <text:p text:style-name="Standard">a. Se basa en un único servidor central</text:p>
      <text:p text:style-name="Standard">b. Utiliza un único protocolo para la búsqueda y petición de servicios</text:p>
      <text:p text:style-name="Standard">c. Requiere que todos los nodos usen un mismo lenguaje de programación</text:p>
      <text:p text:style-name="P1">d. Se basa en diversos protocolos para la búsqueda y petición de servicios.</text:p>
      <text:p text:style-name="Standard"/>
      <text:p text:style-name="Standard">8) Los sistemas OLAP están dentro de la categoría de los:</text:p>
      <text:p text:style-name="P1">a. Sistemas de procesamiento de transacciones</text:p>
      <text:p text:style-name="Standard">b. Sistemas de información gerencial</text:p>
      <text:p text:style-name="Standard">c. Sistemas de soporte de la decisión</text:p>
      <text:p text:style-name="Standard">d. Sistemas expertos</text:p>
      <text:p text:style-name="Standard"/>
      <text:p text:style-name="Standard"><text:soft-page-break/>9) El inconveniente de no tener una versión de software funcionando hasta bien</text:p>
      <text:p text:style-name="Standard">avanzado el ciclo de vida del proyecto es propio del:</text:p>
      <text:p text:style-name="Standard">a. Modelo basado en prototipos</text:p>
      <text:p text:style-name="Standard">b. Modelo en espiral</text:p>
      <text:p text:style-name="P1">c. Modelo en cascada</text:p>
      <text:p text:style-name="Standard">d. Ninguna de las anteriores</text:p>
      <text:p text:style-name="Standard"/>
      <text:p text:style-name="Standard"><text:span text:style-name="T1">10)</text:span>En el modelo de datos relacional, una superclave es:</text:p>
      <text:p text:style-name="Standard">a. Una clave candidata siempre</text:p>
      <text:p text:style-name="Standard">b. Una clave candidata mínima, es decir, una clave candidata formada por un</text:p>
      <text:p text:style-name="Standard">único atributo</text:p>
      <text:p text:style-name="P1">c. Un atributo o conjunto de atributos que permite identificar de forma única</text:p>
      <text:p text:style-name="P1">una fila en una tabla.</text:p>
      <text:p text:style-name="Standard">d. Una clave primaria combinada con un identificador único generado por el</text:p>
      <text:p text:style-name="Standard">gestor de base de datos con el fin de reforzar la integridad y seguridad de la</text:p>
      <text:p text:style-name="Standard">información.</text:p>
      <text:p text:style-name="Standard"/>
      <text:p text:style-name="Standard"><text:span text:style-name="T1">11)</text:span>En el modelo de BASE de transacciones, la S se puede entender como:</text:p>
      <text:p text:style-name="Standard">a. El sistema no puede recibir datos sin evaluar la consistencia de los datos para cada transacción antes de avanzar a la siguiente.</text:p>
      <text:p text:style-name="Standard">b. La base de datos requiere consistencia después de cada transacción, es decir, que las transacciones se ejecutan de forma independiente.</text:p>
      <text:p text:style-name="Standard">c. Siempre se obtiene una respuesta del sistema a una petición de datos aunque esta sea un fallo.</text:p>
      <text:p text:style-name="P1">d. Los valores almacenados en el sistema pueden cambiar debido al modelo de consistencia eventual.</text:p>
      <text:p text:style-name="Standard"/>
      <text:p text:style-name="Standard">1<text:span text:style-name="T1">2</text:span>) Una de las <text:span text:style-name="T2">des</text:span>ventajas de las bases de datos NoSQL, es:</text:p>
      <text:p text:style-name="P5">a. Cada clase persistente tiene una tabla de bases de datos correspondiente</text:p>
      <text:p text:style-name="P1">b. Su complejidad ya que con el fin de apoyar las características <text:span text:style-name="T1">los d</text:span>esarrolladores deben implementar su propio código</text:p>
      <text:p text:style-name="Standard">c. Almacenan todas las celdas correspondientes a una columna como una tabla</text:p>
      <text:p text:style-name="Standard">d. Usan un esquema fijo de los datos.</text:p>
      <text:p text:style-name="Standard"/>
      <text:p text:style-name="Standard">1<text:span text:style-name="T1">3</text:span>) Los modelos de datos NoSQL:</text:p>
      <text:p text:style-name="Standard">a. Estan diseñados para garantizar el modelo ACID en transacciones</text:p>
      <text:p text:style-name="Standard">b. Estan diseñados para garantizar y mejorar el modelo ACID en transacciones</text:p>
      <text:p text:style-name="Standard">c. Tienen muchos problemas y son poco adecuados en problemas donde se</text:p>
      <text:p text:style-name="Standard">requiere alta escalabilidad</text:p>
      <text:p text:style-name="P1">d. Ofrecen esquemas flexibles</text:p>
      <text:p text:style-name="Standard"/>
      <text:p text:style-name="Standard">1<text:span text:style-name="T1">4</text:span>) En el modelo ACID para transacciones, la I significa:</text:p>
      <text:p text:style-name="Standard">a. Independencia</text:p>
      <text:p text:style-name="P1">b. Aislamiento</text:p>
      <text:p text:style-name="Standard">c. Indistinguibilidad</text:p>
      <text:p text:style-name="Standard">d. Imposibilidad</text:p>
      <text:p text:style-name="Standard"/>
      <text:p text:style-name="Standard">1<text:span text:style-name="T1">5</text:span>) Un sistema de gestión de bases de datos orientado a objetos es:</text:p>
      <text:p text:style-name="P4">a. Un gestor de bases de datos jerárquico que tiene interfaces para objetos.</text:p>
      <text:p text:style-name="P2">b. Un gestor de bases de datos relacional que permite agrupar atributos</text:p>
      <text:p text:style-name="P4">c. Un gestor de bases de datos relacional que tiene interfaces para conectar</text:p>
      <text:p text:style-name="P4">aplicaciones</text:p>
      <text:p text:style-name="P4">d. Un gestor de bases de datos que permite la creación y el modelado de da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3:50:03.942738492</meta:creation-date>
    <dc:date>2019-01-18T13:18:32.286454957</dc:date>
    <meta:editing-duration>PT51M3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86" meta:word-count="736" meta:character-count="4268" meta:non-whitespace-character-count="3622"/>
  </office:meta>
</office:document-meta>
</file>